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8" style:family="graphic" style:parent-style-name="standard" style:list-style-name="L1">
      <style:graphic-properties draw:fill-color="#680059" draw:textarea-horizontal-align="justify" draw:textarea-vertical-align="middle" draw:auto-grow-height="false" fo:min-height="12.1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2.277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2.5cm"/>
    </style:style>
    <style:style style:name="gr11" style:family="graphic" style:parent-style-name="standard">
      <style:graphic-properties draw:textarea-horizontal-align="justify" draw:textarea-vertical-align="middle" draw:auto-grow-height="false" fo:min-height="4.55cm" fo:min-width="2.5cm"/>
    </style:style>
    <style:style style:name="gr12" style:family="graphic" style:parent-style-name="standard">
      <style:graphic-properties draw:textarea-horizontal-align="justify" draw:textarea-vertical-align="middle" draw:auto-grow-height="false" fo:min-height="2.277cm" fo:min-width="3.1cm"/>
    </style:style>
    <style:style style:name="gr13" style:family="graphic" style:parent-style-name="standard">
      <style:graphic-properties draw:textarea-horizontal-align="justify" draw:textarea-vertical-align="middle" draw:auto-grow-height="false" fo:min-height="4.15cm" fo:min-width="3.1cm"/>
    </style:style>
    <style:style style:name="gr14" style:family="graphic" style:parent-style-name="standard">
      <style:graphic-properties draw:textarea-horizontal-align="justify" draw:textarea-vertical-align="middle" draw:auto-grow-height="false" fo:min-height="4.55cm" fo:min-width="3.1cm"/>
    </style:style>
    <style:style style:name="gr15" style:family="graphic" style:parent-style-name="standard">
      <style:graphic-properties draw:textarea-horizontal-align="justify" draw:textarea-vertical-align="middle" draw:auto-grow-height="false" fo:min-height="2.277cm" fo:min-width="2.3cm"/>
    </style:style>
    <style:style style:name="gr16" style:family="graphic" style:parent-style-name="standard">
      <style:graphic-properties draw:textarea-horizontal-align="justify" draw:textarea-vertical-align="middle" draw:auto-grow-height="false" fo:min-height="4.15cm" fo:min-width="2.3cm"/>
    </style:style>
    <style:style style:name="gr17" style:family="graphic" style:parent-style-name="standard">
      <style:graphic-properties draw:textarea-horizontal-align="justify" draw:textarea-vertical-align="middle" draw:auto-grow-height="false" fo:min-height="4.55cm" fo:min-width="2.3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2.7cm"/>
    </style:style>
    <style:style style:name="gr19" style:family="graphic" style:parent-style-name="standard">
      <style:graphic-properties draw:textarea-horizontal-align="justify" draw:textarea-vertical-align="middle" draw:auto-grow-height="false" fo:min-height="4.15cm" fo:min-width="2.7cm"/>
    </style:style>
    <style:style style:name="gr20" style:family="graphic" style:parent-style-name="standard">
      <style:graphic-properties draw:textarea-horizontal-align="justify" draw:textarea-vertical-align="middle" draw:auto-grow-height="false" fo:min-height="4.55cm" fo:min-width="2.7cm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22" style:family="graphic" style:parent-style-name="standard">
      <style:graphic-properties draw:textarea-horizontal-align="justify" draw:textarea-vertical-align="middle" draw:auto-grow-height="false" fo:min-height="4.15cm" fo:min-width="2.1cm"/>
    </style:style>
    <style:style style:name="gr23" style:family="graphic" style:parent-style-name="standard">
      <style:graphic-properties draw:textarea-horizontal-align="justify" draw:textarea-vertical-align="middle" draw:auto-grow-height="false" fo:min-height="4.55cm" fo:min-width="2.1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5" style:family="graphic" style:parent-style-name="standard">
      <style:graphic-properties draw:textarea-horizontal-align="justify" draw:textarea-vertical-align="middle" draw:auto-grow-height="false" fo:min-height="2.35cm" fo:min-width="3.1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="none" fo:min-height="4.979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29" style:family="graphic" style:parent-style-name="standard" style:list-style-name="L1">
      <style:graphic-properties draw:fill-color="#680059" draw:textarea-horizontal-align="justify" draw:textarea-vertical-align="middle" draw:auto-grow-height="false" fo:min-height="11.95cm" fo:min-width="2.499cm"/>
    </style:style>
    <style:style style:name="gr30" style:family="graphic" style:parent-style-name="standard">
      <style:graphic-properties draw:textarea-horizontal-align="justify" draw:textarea-vertical-align="middle" draw:auto-grow-height="false" fo:min-height="4.477cm" fo:min-width="3.1cm"/>
    </style:style>
    <style:style style:name="gr31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32" style:family="graphic" style:parent-style-name="standard">
      <style:graphic-properties draw:textarea-horizontal-align="justify" draw:textarea-vertical-align="middle" draw:auto-grow-height="false" fo:min-height="4.477cm" fo:min-width="2.7cm"/>
    </style:style>
    <style:style style:name="gr33" style:family="graphic" style:parent-style-name="standard">
      <style:graphic-properties draw:textarea-horizontal-align="justify" draw:textarea-vertical-align="middle" draw:auto-grow-height="false" fo:min-height="3.15cm" fo:min-width="2.721cm"/>
    </style:style>
    <style:style style:name="gr34" style:family="graphic" style:parent-style-name="standard">
      <style:graphic-properties draw:textarea-horizontal-align="justify" draw:textarea-vertical-align="middle" draw:auto-grow-height="false" fo:min-height="4.477cm" fo:min-width="2.3cm"/>
    </style:style>
    <style:style style:name="gr35" style:family="graphic" style:parent-style-name="standard">
      <style:graphic-properties draw:textarea-horizontal-align="justify" draw:textarea-vertical-align="middle" draw:auto-grow-height="false" fo:min-height="3.15cm" fo:min-width="2.321cm"/>
    </style:style>
    <style:style style:name="gr36" style:family="graphic" style:parent-style-name="standard">
      <style:graphic-properties draw:textarea-horizontal-align="justify" draw:textarea-vertical-align="middle" draw:auto-grow-height="false" fo:min-height="3.35cm" fo:min-width="2.321cm"/>
    </style:style>
    <style:style style:name="gr37" style:family="graphic" style:parent-style-name="standard">
      <style:graphic-properties draw:textarea-horizontal-align="justify" draw:textarea-vertical-align="middle" draw:auto-grow-height="false" fo:min-height="3.15cm" fo:min-width="3.1cm"/>
    </style:style>
    <style:style style:name="gr38" style:family="graphic" style:parent-style-name="standard">
      <style:graphic-properties draw:textarea-horizontal-align="justify" draw:textarea-vertical-align="middle" draw:auto-grow-height="false" fo:min-height="3.35cm" fo:min-width="3.1cm"/>
    </style:style>
    <style:style style:name="gr39" style:family="graphic" style:parent-style-name="standard">
      <style:graphic-properties draw:textarea-horizontal-align="justify" draw:textarea-vertical-align="middle" draw:auto-grow-height="false" fo:min-height="3.15cm" fo:min-width="2.3cm"/>
    </style:style>
    <style:style style:name="gr40" style:family="graphic" style:parent-style-name="standard">
      <style:graphic-properties draw:textarea-horizontal-align="justify" draw:textarea-vertical-align="middle" draw:auto-grow-height="false" fo:min-height="3.35cm" fo:min-width="2.3cm"/>
    </style:style>
    <style:style style:name="gr41" style:family="graphic" style:parent-style-name="standard">
      <style:graphic-properties draw:textarea-horizontal-align="justify" draw:textarea-vertical-align="middle" draw:auto-grow-height="false" fo:min-height="4.477cm" fo:min-width="2.5cm"/>
    </style:style>
    <style:style style:name="gr42" style:family="graphic" style:parent-style-name="standard">
      <style:graphic-properties draw:textarea-horizontal-align="justify" draw:textarea-vertical-align="middle" draw:auto-grow-height="false" fo:min-height="3.15cm" fo:min-width="2.5cm"/>
    </style:style>
    <style:style style:name="gr43" style:family="graphic" style:parent-style-name="standard">
      <style:graphic-properties draw:textarea-horizontal-align="justify" draw:textarea-vertical-align="middle" draw:auto-grow-height="false" fo:min-height="3.35cm" fo:min-width="2.9cm"/>
    </style:style>
    <style:style style:name="gr44" style:family="graphic" style:parent-style-name="standard">
      <style:graphic-properties draw:textarea-horizontal-align="justify" draw:textarea-vertical-align="middle" draw:auto-grow-height="false" fo:min-height="3.35cm" fo:min-width="2.5cm"/>
    </style:style>
    <style:style style:name="gr45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46" style:family="graphic" style:parent-style-name="standard">
      <style:graphic-properties draw:textarea-horizontal-align="justify" draw:textarea-vertical-align="middle" draw:auto-grow-height="false" fo:min-height="4.477cm" fo:min-width="2.9cm"/>
    </style:style>
    <style:style style:name="gr47" style:family="graphic" style:parent-style-name="standard" style:list-style-name="L1">
      <style:graphic-properties draw:fill-color="#680059" draw:textarea-horizontal-align="justify" draw:textarea-vertical-align="middle" draw:auto-grow-height="false" fo:min-height="11.95cm" fo:min-width="2.69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680059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" style:family="paragraph">
      <style:paragraph-properties fo:text-align="center"/>
      <style:text-properties style:use-window-font-color="true"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paragraph-properties fo:text-align="center"/>
      <style:text-properties style:use-window-font-color="true" fo:font-size="10pt" fo:background-color="transparent" style:font-size-asian="10pt" style:font-size-complex="10p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680059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color="#b2b2b2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b2b2b2" fo:font-size="8pt" style:font-size-asian="8pt" style:font-size-complex="8pt"/>
    </style:style>
    <style:style style:name="T9" style:family="text">
      <style:text-properties style:use-window-font-color="true" fo:font-size="10pt" fo:background-color="transparent" style:font-size-asian="10pt" style:font-size-complex="10pt"/>
    </style:style>
    <style:style style:name="T10" style:family="text">
      <style:text-properties fo:color="#b2b2b2" fo:font-size="10pt" fo:background-color="transparent" style:font-size-asian="10pt" style:font-size-complex="10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b2b2b2" fo:font-size="7pt" style:font-size-asian="7pt" style:font-size-complex="7pt"/>
    </style:style>
    <style:style style:name="T13" style:family="text">
      <style:text-properties style:use-window-font-color="true" fo:font-size="7pt" style:font-size-asian="7pt" style:font-size-complex="7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ccccc" fo:font-size="10pt" style:font-size-asian="10pt" style:font-size-complex="10pt"/>
    </style:style>
    <style:style style:name="T17" style:family="text">
      <style:text-properties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cccccc" fo:font-size="7pt" style:font-size-asian="7pt" style:font-size-complex="7pt"/>
    </style:style>
    <style:style style:name="T20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ize="10pt" fo:font-style="normal" style:font-size-asian="10pt" style:font-style-asian="italic" style:font-size-complex="10pt" style:font-style-complex="italic"/>
    </style:style>
    <style:style style:name="T22" style:family="text">
      <style:text-properties fo:font-size="10pt" fo:font-style="normal" style:font-size-asian="10pt" style:font-size-complex="10pt"/>
    </style:style>
    <style:style style:name="T23" style:family="text">
      <style:text-properties fo:color="#000000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6cm" svg:height="1.673cm" svg:x="3.6cm" svg:y="1.727cm">
          <draw:text-box>
            <text:p><text:span text:style-name="T1">Freshwater</text:span></text:p>
            <text:p><text:span text:style-name="T1">ecology</text:span></text:p>
          </draw:text-box>
        </draw:frame>
        <draw:frame draw:style-name="gr2" draw:text-style-name="P1" draw:layer="layout" svg:width="2.6cm" svg:height="0.962cm" svg:x="7.2cm" svg:y="1.838cm">
          <draw:text-box>
            <text:p><text:span text:style-name="T1">Tachet</text:span></text:p>
          </draw:text-box>
        </draw:frame>
        <draw:frame draw:style-name="gr3" draw:text-style-name="P1" draw:layer="layout" svg:width="4cm" svg:height="2.2cm" svg:x="11cm" svg:y="1.8cm">
          <draw:text-box>
            <text:p><text:span text:style-name="T1">Laura Twardochleb</text:span></text:p>
          </draw:text-box>
        </draw:frame>
        <draw:frame draw:style-name="gr4" draw:text-style-name="P2" draw:layer="layout" svg:width="4.6cm" svg:height="2.384cm" svg:x="13.6cm" svg:y="1.8cm">
          <draw:text-box>
            <text:p><text:span text:style-name="T1">Vieira et al. 2006</text:span></text:p>
            <text:p><text:span text:style-name="T2"/></text:p>
          </draw:text-box>
        </draw:frame>
        <draw:custom-shape draw:style-name="gr5" draw:text-style-name="P4" draw:layer="layout" svg:width="5cm" svg:height="1.4cm" svg:x="4cm" svg:y="0.2cm">
          <text:p text:style-name="P3"><text:span text:style-name="T2">E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cm" svg:height="1.4cm" svg:x="11.2cm" svg:y="0.2cm">
          <text:p text:style-name="P3"><text:span text:style-name="T2">North Americ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4cm" svg:x="17.6cm" svg:y="0.2cm">
          <text:p text:style-name="P3"><text:span text:style-name="T2">AU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4cm" svg:height="1.4cm" svg:x="21.2cm" svg:y="0.2cm">
          <text:p text:style-name="P3"><text:span text:style-name="T2">NZ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cm" svg:height="1.673cm" svg:x="17.4cm" svg:y="1.727cm">
          <draw:text-box>
            <text:p><text:span text:style-name="T1">Kefford et al.</text:span></text:p>
            <text:p><text:span text:style-name="T1"><text:s/></text:span><text:span text:style-name="T1">2019</text:span></text:p>
          </draw:text-box>
        </draw:frame>
        <draw:frame draw:style-name="gr4" draw:text-style-name="P1" draw:layer="layout" svg:width="3.4cm" svg:height="2.384cm" svg:x="20.8cm" svg:y="1.727cm">
          <draw:text-box>
            <text:p><text:span text:style-name="T1">Philipps &amp; Smith 2018</text:span></text:p>
          </draw:text-box>
        </draw:frame>
        <draw:frame draw:style-name="gr1" draw:text-style-name="P2" draw:layer="layout" svg:width="4.2cm" svg:height="1.673cm" svg:x="0.4cm" svg:y="5.2cm">
          <draw:text-box>
            <text:p><text:span text:style-name="T2"/></text:p>
            <text:p><text:span text:style-name="T2"/></text:p>
          </draw:text-box>
        </draw:frame>
        <draw:custom-shape draw:style-name="gr8" draw:text-style-name="P6" draw:layer="layout" svg:width="3cm" svg:height="12.4cm" svg:x="0.2cm" svg:y="3.2cm">
          <text:p text:style-name="P5"><text:span text:style-name="T3"/></text:p>
          <text:p text:style-name="P5"><text:span text:style-name="T3">Voltinism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Feeding</text:span></text:p>
          <text:p text:style-name="P5"><text:span text:style-name="T3"><text:s/></text:span><text:span text:style-name="T3">Mode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Locomotion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cm" svg:height="2.527cm" svg:x="3.4cm" svg:y="3.2cm">
          <text:p text:style-name="P3"><text:span text:style-name="T4">Semivoltine </text:span></text:p>
          <text:p text:style-name="P3"><text:span text:style-name="T4">Univoltine</text:span></text:p>
          <text:p text:style-name="P3"><text:span text:style-name="T4">{Bivoltine</text:span></text:p>
          <text:p text:style-name="P3"><text:span text:style-name="T4">Trivoltine</text:span></text:p>
          <text:p text:style-name="P3"><text:span text:style-name="T4">Multivoltine</text:span></text:p>
          <text:p text:style-name="P3"><text:span text:style-name="T4">flexible}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cm" svg:height="4.4cm" svg:x="3.4cm" svg:y="6cm">
          <text:p text:style-name="P3"><text:span text:style-name="T4">{Shredder</text:span></text:p>
          <text:p text:style-name="P3"><text:span text:style-name="T4">Miner</text:span></text:p>
          <text:p text:style-name="P3"><text:span text:style-name="T4">Xylophagus}</text:span></text:p>
          <text:p text:style-name="P3"><text:span text:style-name="T4">Gatherer</text:span></text:p>
          <text:p text:style-name="P3"><text:span text:style-name="T4">{Active filterer</text:span></text:p>
          <text:p text:style-name="P5"><text:span text:style-name="T4">Passive filterer}</text:span></text:p>
          <text:p text:style-name="P3"><text:span text:style-name="T4">Grazer</text:span></text:p>
          <text:p text:style-name="P3"><text:span text:style-name="T4">Predator</text:span></text:p>
          <text:p text:style-name="P3"><text:span text:style-name="T4">Parasite</text:span></text:p>
          <text:p text:style-name="P3"><text:span text:style-name="T5">Ot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4.8cm" svg:x="3.4cm" svg:y="10.8cm">
          <text:p text:style-name="P3"><text:span text:style-name="T6">{Swimming/</text:span><text:span text:style-name="T6">scating</text:span></text:p>
          <text:p text:style-name="P3"><text:span text:style-name="T6">Swimming/</text:span><text:span text:style-name="T6">diving}</text:span></text:p>
          <text:p text:style-name="P3"><text:span text:style-name="T6">burrowing/</text:span><text:span text:style-name="T6">boring</text:span></text:p>
          <text:p text:style-name="P3"><text:span text:style-name="T6">sprawling/</text:span><text:span text:style-name="T6">walking</text:span></text:p>
          <text:p text:style-name="P3"><text:span text:style-name="T6">(semi)sessil</text:span></text:p>
          <text:p text:style-name="P3"><text:span text:style-name="T5">Oth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6cm" svg:height="2.527cm" svg:x="6.6cm" svg:y="3.2cm">
          <text:p text:style-name="P3"><text:span text:style-name="T6">Semivoltine </text:span></text:p>
          <text:p text:style-name="P3"><text:span text:style-name="T6">Monovoltine</text:span></text:p>
          <text:p text:style-name="P3"><text:span text:style-name="T6">Polyvolt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cm" svg:height="4.4cm" svg:x="6.6cm" svg:y="6cm">
          <text:p text:style-name="P3"><text:span text:style-name="T7">Shredder</text:span></text:p>
          <text:p text:style-name="P3"><text:span text:style-name="T7">Deposit-feeder</text:span></text:p>
          <text:p text:style-name="P3"><text:span text:style-name="T7">{Absorber</text:span></text:p>
          <text:p text:style-name="P3"><text:span text:style-name="T7">Filter-feeder}</text:span></text:p>
          <text:p text:style-name="P3"><text:span text:style-name="T7">Scraper</text:span></text:p>
          <text:p text:style-name="P3"><text:span text:style-name="T7">Predator</text:span></text:p>
          <text:p text:style-name="P3"><text:span text:style-name="T7">Parasite</text:span></text:p>
          <text:p text:style-name="P3"><text:span text:style-name="T8">Piercer (plants or </text:span><text:span text:style-name="T8">animals)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6cm" svg:height="4.8cm" svg:x="6.6cm" svg:y="10.8cm">
          <text:p text:style-name="P3"><text:span text:style-name="T5"/></text:p>
          <text:p text:style-name="P3"><text:span text:style-name="T6">{Surface swimmer</text:span></text:p>
          <text:p text:style-name="P3"><text:span text:style-name="T6">Full water swimmer}</text:span></text:p>
          <text:p text:style-name="P3"><text:span text:style-name="T6">Burrower</text:span></text:p>
          <text:p text:style-name="P3"><text:span text:style-name="T6">Crawler</text:span></text:p>
          <text:p text:style-name="P3"><text:span text:style-name="T6">{Temporarily attached</text:span></text:p>
          <text:p text:style-name="P3"><text:span text:style-name="T6">Permanently attached}</text:span></text:p>
          <text:p text:style-name="P3"><text:span text:style-name="T5">Interstitial</text:span></text:p>
          <text:p text:style-name="P3"><text:span text:style-name="T5">F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cm" svg:height="2.527cm" svg:x="10.6cm" svg:y="3.2cm">
          <text:p text:style-name="P3"><text:span text:style-name="T6">Semivoltine </text:span></text:p>
          <text:p text:style-name="P3"><text:span text:style-name="T6">Univoltine</text:span></text:p>
          <text:p text:style-name="P3"><text:span text:style-name="T6">Bi/Multivoltin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cm" svg:height="4.4cm" svg:x="10.6cm" svg:y="6cm">
          <text:p text:style-name="P3"><text:span text:style-name="T6">Shredder</text:span></text:p>
          <text:p text:style-name="P3"><text:span text:style-name="T6">Collector-gatherer</text:span></text:p>
          <text:p text:style-name="P3"><text:span text:style-name="T6">Collector-filterer</text:span></text:p>
          <text:p text:style-name="P3"><text:span text:style-name="T6">Herbivore</text:span></text:p>
          <text:p text:style-name="P3"><text:span text:style-name="T6">Predator</text:span></text:p>
          <text:p text:style-name="P3"><text:span text:style-name="T6">Parasite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4.8cm" svg:x="10.6cm" svg:y="10.8cm">
          <text:p text:style-name="P3"><text:span text:style-name="T9">{Swimmer</text:span></text:p>
          <text:p text:style-name="P3"><text:span text:style-name="T9">Planktonic</text:span></text:p>
          <text:p text:style-name="P3"><text:span text:style-name="T9">Skater}</text:span></text:p>
          <text:p text:style-name="P3"><text:span text:style-name="T9">Burrower</text:span></text:p>
          <text:p text:style-name="P3"><text:span text:style-name="T9">{Crawler</text:span></text:p>
          <text:p text:style-name="P3"><text:span text:style-name="T9">Sprawler</text:span></text:p>
          <text:p text:style-name="P3"><text:span text:style-name="T9">Climber</text:span></text:p>
          <text:p text:style-name="P3"><text:span text:style-name="T9">Clinger}</text:span></text:p>
          <text:p text:style-name="P3"><text:span text:style-name="T9">Attached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8cm" svg:height="2.527cm" svg:x="14cm" svg:y="3.2cm">
          <text:p text:style-name="P3"><text:span text:style-name="T6">&lt;1 Generation/y</text:span></text:p>
          <text:p text:style-name="P3"><text:span text:style-name="T6">1 Generation/y</text:span></text:p>
          <text:p text:style-name="P3"><text:span text:style-name="T6">&gt;1 Generation/y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8cm" svg:height="4.4cm" svg:x="14cm" svg:y="6cm">
          <text:p text:style-name="P3"><text:span text:style-name="T6">Shredder</text:span></text:p>
          <text:p text:style-name="P3"><text:span text:style-name="T6">Collector-gatherer</text:span></text:p>
          <text:p text:style-name="P3"><text:span text:style-name="T6">Collector-filterer</text:span></text:p>
          <text:p text:style-name="P3"><text:span text:style-name="T6">{Scraper/grazer</text:span></text:p>
          <text:p text:style-name="P3"><text:span text:style-name="T6">Piercer herbivore}</text:span></text:p>
          <text:p text:style-name="P3"><text:span text:style-name="T6">Predator</text:span></text:p>
          <text:p text:style-name="P3"><text:span text:style-name="T6">Parasite</text:span></text:p>
          <text:p text:style-name="P3"><text:span text:style-name="T5">Other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8cm" svg:height="4.8cm" svg:x="14cm" svg:y="10.8cm">
          <text:p text:style-name="P3"><text:span text:style-name="T9">{Swimmer</text:span></text:p>
          <text:p text:style-name="P3"><text:span text:style-name="T9">Planktonic</text:span></text:p>
          <text:p text:style-name="P3"><text:span text:style-name="T9">Skater}</text:span></text:p>
          <text:p text:style-name="P3"><text:span text:style-name="T9">Burrower</text:span></text:p>
          <text:p text:style-name="P3"><text:span text:style-name="T9">{Sprawler</text:span></text:p>
          <text:p text:style-name="P3"><text:span text:style-name="T9">Climber</text:span></text:p>
          <text:p text:style-name="P3"><text:span text:style-name="T9">Clinger}</text:span></text:p>
          <text:p text:style-name="P3"><text:span text:style-name="T9">Attached/fixed</text:span></text:p>
          <text:p text:style-name="P3"><text:span text:style-name="T10">Oth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2cm" svg:height="2.6cm" svg:x="17.4cm" svg:y="3.2cm">
          <text:p text:style-name="P3"><text:span text:style-name="T11">&lt;1 Generation/y</text:span></text:p>
          <text:p text:style-name="P3"><text:span text:style-name="T11">1 Generation/y</text:span></text:p>
          <text:p text:style-name="P3"><text:span text:style-name="T11">{2 Generation/y</text:span></text:p>
          <text:p text:style-name="P3"><text:span text:style-name="T11">Bi/multivoltine</text:span></text:p>
          <text:p text:style-name="P3"><text:span text:style-name="T12">1-2 Genrations/y</text:span></text:p>
          <text:p text:style-name="P3"><text:span text:style-name="T11">Up to 5 Generations/y</text:span></text:p>
          <text:p text:style-name="P3"><text:span text:style-name="T11">Up to 10 Generations/y}</text:span></text:p>
          <text:p text:style-name="P5"><text:span text:style-name="T12"/></text:p>
          <text:p text:style-name="P3"><text:span text:style-name="T11"/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3.2cm" svg:height="4.4cm" svg:x="17.4cm" svg:y="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11">{Shredder</text:span></text:p>
          <text:p text:style-name="P3"><text:span text:style-name="T11">Shredder detrivore}</text:span></text:p>
          <text:p text:style-name="P3"><text:span text:style-name="T13">{Detrivore</text:span></text:p>
          <text:p text:style-name="P3"><text:span text:style-name="T11">Collector</text:span></text:p>
          <text:p text:style-name="P3"><text:span text:style-name="T11">Collector gatherer</text:span></text:p>
          <text:p text:style-name="P3"><text:span text:style-name="T11">Gatherer}</text:span></text:p>
          <text:p text:style-name="P3"><text:span text:style-name="T11">{Filterers</text:span></text:p>
          <text:p text:style-name="P3"><text:span text:style-name="T11">Collector filterer}</text:span></text:p>
          <text:p text:style-name="P3"><text:span text:style-name="T11">{Grazer</text:span></text:p>
          <text:p text:style-name="P3"><text:span text:style-name="T11">Scraper</text:span></text:p>
          <text:p text:style-name="P3"><text:span text:style-name="T11">Deposit grazer}</text:span></text:p>
          <text:p text:style-name="P3"><text:span text:style-name="T11">{Predator</text:span></text:p>
          <text:p text:style-name="P3"><text:span text:style-name="T11">Parasite</text:span></text:p>
          <text:p text:style-name="P3"><text:span text:style-name="T11">Piercer}</text:span></text:p>
          <text:p text:style-name="P3"><text:span text:style-name="T12">Collector, Scraper</text:span></text:p>
          <text:p text:style-name="P5"><text:span text:style-name="T12">Collector, Shredder</text:span></text:p>
          <text:p text:style-name="P3"><text:span text:style-name="T6"/></text:p>
          <text:p text:style-name="P3"><text:span text:style-name="T4"/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3.2cm" svg:height="4.8cm" svg:x="17.4cm" svg:y="10.8cm">
          <text:p text:style-name="P3"><text:span text:style-name="T9">{Swimmer</text:span></text:p>
          <text:p text:style-name="P3"><text:span text:style-name="T9">Skater}</text:span></text:p>
          <text:p text:style-name="P3"><text:span text:style-name="T9">Burrower</text:span></text:p>
          <text:p text:style-name="P3"><text:span text:style-name="T9">{Crawler</text:span></text:p>
          <text:p text:style-name="P3"><text:span text:style-name="T9">Sprawler</text:span></text:p>
          <text:p text:style-name="P3"><text:span text:style-name="T9">Climber</text:span></text:p>
          <text:p text:style-name="P3"><text:span text:style-name="T9">Clinger}</text:span></text:p>
          <text:p text:style-name="P3"><text:span text:style-name="T9">Attached (perm)</text:span></text:p>
          <text:p text:style-name="P3"><text:span text:style-name="T9">Attached (temp)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6cm" svg:height="2.6cm" svg:x="21cm" svg:y="3.2cm">
          <text:p text:style-name="P3"><text:span text:style-name="T6">Semivoltine</text:span></text:p>
          <text:p text:style-name="P3"><text:span text:style-name="T6">Univoltine</text:span></text:p>
          <text:p text:style-name="P3"><text:span text:style-name="T6">Plurivolt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4.4cm" svg:x="21cm" svg:y="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Shredder</text:span></text:p>
          <text:p text:style-name="P3"><text:span text:style-name="T6">Deposit-feeder</text:span></text:p>
          <text:p text:style-name="P3"><text:span text:style-name="T6">Filter-feeder</text:span></text:p>
          <text:p text:style-name="P3"><text:span text:style-name="T6">{Scraper</text:span></text:p>
          <text:p text:style-name="P3"><text:span text:style-name="T6">Algal piercer}</text:span></text:p>
          <text:p text:style-name="P3"><text:span text:style-name="T6">Predator</text:span></text:p>
          <text:p text:style-name="P3"><text:span text:style-name="T14">*</text:span></text:p>
          <text:p text:style-name="P3"><text:span text:style-name="T4"/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6cm" svg:height="4.8cm" svg:x="21cm" svg:y="10.8cm">
          <text:p text:style-name="P3"><text:span text:style-name="T9">Swimmer</text:span></text:p>
          <text:p text:style-name="P3"><text:span text:style-name="T9">Crawler </text:span></text:p>
          <text:p text:style-name="P3"><text:span text:style-name="T9">Burrower </text:span></text:p>
          <text:p text:style-name="P3"><text:span text:style-name="T9">Attached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4cm" svg:x="24cm" svg:y="0.2cm">
          <text:p text:style-name="P3"><text:span text:style-name="T2">Harmonized </text:span></text:p>
          <text:p text:style-name="P3"><text:span text:style-name="T2">Traits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6cm" svg:height="2.6cm" svg:x="24cm" svg:y="3.2cm">
          <text:p text:style-name="P3"><text:span text:style-name="T4">Semivoltine</text:span></text:p>
          <text:p text:style-name="P3"><text:span text:style-name="T4">Univoltine</text:span></text:p>
          <text:p text:style-name="P3"><text:span text:style-name="T4">Bi/Multivolt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6cm" svg:height="4.4cm" svg:x="24cm" svg:y="6cm">
          <text:p text:style-name="P3"><text:span text:style-name="T4">Shredder</text:span></text:p>
          <text:p text:style-name="P3"><text:span text:style-name="T4">Gatherer</text:span></text:p>
          <text:p text:style-name="P3"><text:span text:style-name="T4">Filterer</text:span></text:p>
          <text:p text:style-name="P3"><text:span text:style-name="T4">Herbivore</text:span></text:p>
          <text:p text:style-name="P3"><text:span text:style-name="T4">Predator</text:span></text:p>
          <text:p text:style-name="P3"><text:span text:style-name="T4">Parasite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cm" svg:height="4.8cm" svg:x="24cm" svg:y="10.8cm">
          <text:p text:style-name="P3"><text:span text:style-name="T9">Swimmer</text:span></text:p>
          <text:p text:style-name="P3"><text:span text:style-name="T9">Burrower</text:span></text:p>
          <text:p text:style-name="P3"><text:span text:style-name="T9">Crawler <text:s/></text:span></text:p>
          <text:p text:style-name="P3"><text:span text:style-name="T9">Sess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7" draw:text-style-name="P13" draw:layer="layout" svg:width="3.702cm" svg:height="5.229cm" svg:x="11.221cm" svg:y="5.266cm">
          <draw:text-box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6.6cm" svg:height="1.673cm" svg:x="3.8cm" svg:y="1.727cm">
          <draw:text-box>
            <text:p><text:span text:style-name="T1">Freshwater</text:span></text:p>
            <text:p><text:span text:style-name="T1">ecology</text:span></text:p>
          </draw:text-box>
        </draw:frame>
        <draw:frame draw:style-name="gr2" draw:text-style-name="P1" draw:layer="layout" svg:width="2.6cm" svg:height="0.962cm" svg:x="7.2cm" svg:y="1.8cm">
          <draw:text-box>
            <text:p><text:span text:style-name="T1">Tachet</text:span></text:p>
          </draw:text-box>
        </draw:frame>
        <draw:frame draw:style-name="gr4" draw:text-style-name="P14" draw:layer="layout" svg:width="4.6cm" svg:height="2.384cm" svg:x="13.6cm" svg:y="1.816cm">
          <draw:text-box>
            <text:p><text:span text:style-name="T1">Vieira et al. </text:span></text:p>
            <text:p><text:span text:style-name="T1"><text:s text:c="5"/></text:span><text:span text:style-name="T1">2006</text:span></text:p>
            <text:p/>
          </draw:text-box>
        </draw:frame>
        <draw:custom-shape draw:style-name="gr5" draw:text-style-name="P3" draw:layer="layout" svg:width="5cm" svg:height="1.4cm" svg:x="4cm" svg:y="0.2cm">
          <text:p text:style-name="P3">Europ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.4cm" svg:x="10.8cm" svg:y="0.2cm">
          <text:p text:style-name="P3">North America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8cm" svg:height="1.4cm" svg:x="16.8cm" svg:y="0.2cm">
          <text:p text:style-name="P3">AU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cm" svg:height="1.4cm" svg:x="20.4cm" svg:y="0.2cm">
          <text:p text:style-name="P3">NZ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cm" svg:height="1.673cm" svg:x="16.8cm" svg:y="1.816cm">
          <draw:text-box>
            <text:p><text:span text:style-name="T1">Kefford et al.</text:span></text:p>
            <text:p><text:span text:style-name="T1"><text:s text:c="4"/></text:span><text:span text:style-name="T1">2019</text:span></text:p>
          </draw:text-box>
        </draw:frame>
        <draw:frame draw:style-name="gr4" draw:text-style-name="P1" draw:layer="layout" svg:width="3.4cm" svg:height="2.384cm" svg:x="20.2cm" svg:y="1.816cm">
          <draw:text-box>
            <text:p><text:span text:style-name="T1">Philipps &amp; Smith 2018</text:span></text:p>
          </draw:text-box>
        </draw:frame>
        <draw:frame draw:style-name="gr1" draw:text-style-name="P14" draw:layer="layout" svg:width="4.2cm" svg:height="1.673cm" svg:x="0.401cm" svg:y="5.2cm">
          <draw:text-box>
            <text:p/>
            <text:p/>
          </draw:text-box>
        </draw:frame>
        <draw:custom-shape draw:style-name="gr29" draw:text-style-name="P15" draw:layer="layout" svg:width="2.999cm" svg:height="12.2cm" svg:x="0.001cm" svg:y="3.4cm">
          <text:p text:style-name="P5"><text:span text:style-name="T3"/></text:p>
          <text:p text:style-name="P5"><text:span text:style-name="T3">Respiration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Size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Body Form</text:span>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.6cm" svg:height="4.727cm" svg:x="3.2cm" svg:y="3.4cm">
          <text:p text:style-name="P3"><text:span text:style-name="T1"/></text:p>
          <text:p text:style-name="P3"><text:span text:style-name="T6">Tegument</text:span></text:p>
          <text:p text:style-name="P3"><text:span text:style-name="T6">Gill</text:span></text:p>
          <text:p text:style-name="P3"><text:span text:style-name="T15">{</text:span><text:span text:style-name="T6">Plastron </text:span></text:p>
          <text:p text:style-name="P3"><text:span text:style-name="T6">Spiracle (aerial)}</text:span></text:p>
          <text:p text:style-name="P3"><text:span text:style-name="T16">Hydrostatic vesicle</text:span></text:p>
          <text:p text:style-name="P3"><text:span text:style-name="T16">Tapping (air stores of</text:span></text:p>
          <text:p text:style-name="P3"><text:span text:style-name="T16">aq. plants)</text:span></text:p>
          <text:p text:style-name="P3"><text:span text:style-name="T16">Excursion/Extension </text:span></text:p>
          <text:p text:style-name="P3"><text:span text:style-name="T16">(to surface)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7cm" svg:height="3.6cm" svg:x="3.2cm" svg:y="12cm">
          <text:p text:style-name="P3"><text:span text:style-name="T6">*</text:span></text:p>
          <text:p text:style-name="P3"><text:span text:style-name="T6">Streamlined</text:span></text:p>
          <text:p text:style-name="P3"><text:span text:style-name="T6">Flattened</text:span></text:p>
          <text:p text:style-name="P3"><text:span text:style-name="T6">Cylindrical</text:span></text:p>
          <text:p text:style-name="P3"><text:span text:style-name="T6">Spherical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3.2cm" svg:height="4.727cm" svg:x="7cm" svg:y="3.4cm">
          <text:p text:style-name="P3"><text:span text:style-name="T6">Tegument</text:span></text:p>
          <text:p text:style-name="P3"><text:span text:style-name="T4">Gill</text:span></text:p>
          <text:p text:style-name="P3"><text:span text:style-name="T4">{Plastron</text:span></text:p>
          <text:p text:style-name="P3"><text:span text:style-name="T4">Spiracle (aerial)}</text:span></text:p>
          <text:p text:style-name="P3"><text:span text:style-name="T16">Hydrostatic vesicle </text:span></text:p>
          <text:p text:style-name="P3"><text:span text:style-name="T16">(aerial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3.221cm" svg:height="3.4cm" svg:x="6.979cm" svg:y="8.4cm">
          <text:p text:style-name="P3"><text:span text:style-name="T6">{&lt;= 0.25 cm</text:span></text:p>
          <text:p text:style-name="P3"><text:span text:style-name="T6">&gt; 0.25 – 0.5 cm</text:span></text:p>
          <text:p text:style-name="P3"><text:span text:style-name="T6">&gt; 0.5 - 1 cm}</text:span></text:p>
          <text:p text:style-name="P3"><text:span text:style-name="T6">&gt; 1 – 2 cm</text:span></text:p>
          <text:p text:style-name="P3"><text:span text:style-name="T6"><text:s/></text:span><text:span text:style-name="T6">{2 – 4 cm</text:span></text:p>
          <text:p text:style-name="P3"><text:span text:style-name="T6">4 – 8 cm</text:span></text:p>
          <text:p text:style-name="P3"><text:span text:style-name="T6">&gt; 8 cm}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6cm" svg:height="1.4cm" svg:x="23.8cm" svg:y="0.2cm">
          <text:p text:style-name="P3">Harmonized </text:p>
          <text:p text:style-name="P3">Trai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8cm" svg:height="4.727cm" svg:x="10.4cm" svg:y="3.4cm">
          <text:p text:style-name="P3"><text:span text:style-name="T6">Tegument</text:span></text:p>
          <text:p text:style-name="P3"><text:span text:style-name="T4">Gill</text:span></text:p>
          <text:p text:style-name="P3"><text:span text:style-name="T4">Plastron, spiracle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2.821cm" svg:height="3.4cm" svg:x="10.379cm" svg:y="8.4cm">
          <text:p text:style-name="P3"><text:span text:style-name="T7">Small (&lt; 9 mm)</text:span></text:p>
          <text:p text:style-name="P3"><text:span text:style-name="T7">Medium (9 – 16 mm)</text:span></text:p>
          <text:p text:style-name="P3"><text:span text:style-name="T7">Large (&gt; 16 m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2.821cm" svg:height="3.6cm" svg:x="10.4cm" svg:y="12cm">
          <text:p text:style-name="P3"><text:span text:style-name="T17">*</text:span></text:p>
          <text:p text:style-name="P3"><text:span text:style-name="T17">Streamlined</text:span></text:p>
          <text:p text:style-name="P3"><text:span text:style-name="T17">Flattened</text:span></text:p>
          <text:p text:style-name="P3"><text:span text:style-name="T17">Cylindrical</text:span></text:p>
          <text:p text:style-name="P3"><text:span text:style-name="T17">Spherica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.6cm" svg:height="4.727cm" svg:x="13.4cm" svg:y="3.4cm">
          <text:p text:style-name="P3"><text:span text:style-name="T4">Cutaneous</text:span></text:p>
          <text:p text:style-name="P3"><text:span text:style-name="T4">{Temporary air store</text:span></text:p>
          <text:p text:style-name="P3"><text:span text:style-name="T4">Tracheal gills}</text:span></text:p>
          <text:p text:style-name="P3"><text:span text:style-name="T4">{Spiracular gills</text:span></text:p>
          <text:p text:style-name="P3"><text:span text:style-name="T4">Plastron</text:span></text:p>
          <text:p text:style-name="P3"><text:span text:style-name="T4">Atmospheric breathers</text:span></text:p>
          <text:p text:style-name="P3"><text:span text:style-name="T4">Plant breathers}</text:span></text:p>
          <text:p text:style-name="P3"><text:span text:style-name="T16">Hemoglobin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.6cm" svg:height="3.4cm" svg:x="13.4cm" svg:y="8.4cm">
          <text:p text:style-name="P3"><text:span text:style-name="T7">Small (&lt; 9 mm)</text:span></text:p>
          <text:p text:style-name="P3"><text:span text:style-name="T7">Medium (9 – 16 mm)</text:span></text:p>
          <text:p text:style-name="P3"><text:span text:style-name="T7">Large (&gt; 16 m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3.6cm" svg:height="3.6cm" svg:x="13.4cm" svg:y="12cm">
          <text:p text:style-name="P3"><text:span text:style-name="T14"/></text:p>
          <text:p text:style-name="P3"><text:span text:style-name="T17">Streamlined/fusiform</text:span></text:p>
          <text:p text:style-name="P3"><text:span text:style-name="T17">Dorsoventrally flattened</text:span></text:p>
          <text:p text:style-name="P3"><text:span text:style-name="T17">Tubular</text:span></text:p>
          <text:p text:style-name="P3"><text:span text:style-name="T17">Round (humped)</text:span></text:p>
          <text:p text:style-name="P3"><text:span text:style-name="T18">Bluff (blocky)**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8cm" svg:height="4.727cm" svg:x="17.2cm" svg:y="3.4cm"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>Tegument/Cutaneous</text:span></text:p>
          <text:p text:style-name="P3"><text:span text:style-name="T13">Gills</text:span></text:p>
          <text:p text:style-name="P3"><text:span text:style-name="T13">{Plastron, spiracle (aerial)</text:span></text:p>
          <text:p text:style-name="P3"><text:span text:style-name="T13">Spiracle</text:span></text:p>
          <text:p text:style-name="P3"><text:span text:style-name="T13">Air (plants)</text:span></text:p>
          <text:p text:style-name="P3"><text:span text:style-name="T13">Atmospheric</text:span></text:p>
          <text:p text:style-name="P3"><text:span text:style-name="T13">Functional spiracles</text:span></text:p>
          <text:p text:style-name="P3"><text:span text:style-name="T13">Plastron}</text:span></text:p>
          <text:p text:style-name="P3"><text:span text:style-name="T19">Plastron and gills</text:span></text:p>
          <text:p text:style-name="P3"><text:span text:style-name="T19">Pneumostome</text:span></text:p>
          <text:p text:style-name="P3"><text:span text:style-name="T13"/></text:p>
          <text:p text:style-name="P3"><text:span text:style-name="T16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2.8cm" svg:height="3.4cm" svg:x="17.2cm" svg:y="8.4cm">
          <text:p text:style-name="P3"><text:span text:style-name="T7">{Max size &lt; 5 mm</text:span></text:p>
          <text:p text:style-name="P3"><text:span text:style-name="T7">Max size 5 – 10 mm</text:span></text:p>
          <text:p text:style-name="P3"><text:span text:style-name="T7">Small (&lt; 9 mm)}</text:span></text:p>
          <text:p text:style-name="P3"><text:span text:style-name="T7">{Max size 10 – 20 mm</text:span></text:p>
          <text:p text:style-name="P3"><text:span text:style-name="T7">Medium (9 – 16 mm)}</text:span></text:p>
          <text:p text:style-name="P3"><text:span text:style-name="T7">{Max size 20 – 40</text:span></text:p>
          <text:p text:style-name="P3"><text:span text:style-name="T7">Max size &gt; 40</text:span></text:p>
          <text:p text:style-name="P3"><text:span text:style-name="T7">Large (&gt; 16 mm)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8cm" svg:height="3.6cm" svg:x="17.2cm" svg:y="12cm">
          <text:p text:style-name="P3"><text:span text:style-name="T14"/></text:p>
          <text:p text:style-name="P3"><text:span text:style-name="T17">Streamlined</text:span></text:p>
          <text:p text:style-name="P3"><text:span text:style-name="T17">Flattened</text:span></text:p>
          <text:p text:style-name="P3"><text:span text:style-name="T17">Cylindrical</text:span></text:p>
          <text:p text:style-name="P3"><text:span text:style-name="T17">Spherical</text:span></text:p>
          <text:p text:style-name="P3"><text:span text:style-name="T20"/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cm" svg:height="4.727cm" svg:x="20.2cm" svg:y="3.4cm">
          <text:p text:style-name="P3"><text:span text:style-name="T4">Tegument</text:span></text:p>
          <text:p text:style-name="P3"><text:span text:style-name="T4">Gills</text:span></text:p>
          <text:p text:style-name="P3"><text:span text:style-name="T4">{Plastron</text:span></text:p>
          <text:p text:style-name="P3"><text:span text:style-name="T4">Aerial}</text:span></text:p>
          <text:p text:style-name="P3"><text:span text:style-name="T13"/></text:p>
          <text:p text:style-name="P3"><text:span text:style-name="T16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cm" svg:height="3.4cm" svg:x="20.2cm" svg:y="8.4cm">
          <text:p text:style-name="P3"><text:span text:style-name="T6">{Size &lt; = 5 mm</text:span></text:p>
          <text:p text:style-name="P3"><text:span text:style-name="T6"><text:s/></text:span><text:span text:style-name="T6">Size &gt; <text:s/>5 – 10 mm</text:span></text:p>
          <text:p text:style-name="P3"><text:span text:style-name="T6">Size &gt; 10 – 20 mm</text:span></text:p>
          <text:p text:style-name="P3"><text:span text:style-name="T6">Size &gt; 20 – 40 mm</text:span></text:p>
          <text:p text:style-name="P3"><text:span text:style-name="T6">Size &gt; 40 mm}</text:span></text:p>
          <text:p text:style-name="P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7" draw:layer="layout" svg:width="3.4cm" svg:height="3.6cm" svg:x="23.8cm" svg:y="12cm">
          <text:p text:style-name="P3"><text:span text:style-name="T14"/></text:p>
          <text:p text:style-name="P3"><text:span text:style-name="T17">Streamlined</text:span></text:p>
          <text:p text:style-name="P3"><text:span text:style-name="T17">Flattened</text:span></text:p>
          <text:p text:style-name="P3"><text:span text:style-name="T17">Cylindrical</text:span></text:p>
          <text:p text:style-name="P3"><text:span text:style-name="T17">Spherical</text:span></text:p>
          <text:p text:style-name="P3"><text:span text:style-name="T20"/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3cm" svg:height="3.6cm" svg:x="20.2cm" svg:y="12cm">
          <text:p text:style-name="P3"><text:span text:style-name="T14"/></text:p>
          <text:p text:style-name="P3"><text:span text:style-name="T17">Streamlined</text:span></text:p>
          <text:p text:style-name="P3"><text:span text:style-name="T17">Flattened</text:span></text:p>
          <text:p text:style-name="P3"><text:span text:style-name="T17">Cylindrical</text:span></text:p>
          <text:p text:style-name="P3"><text:span text:style-name="T17">Spherical</text:span></text:p>
          <text:p text:style-name="P3"><text:span text:style-name="T20"/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.4cm" svg:height="3.4cm" svg:x="23.8cm" svg:y="8.4cm">
          <text:p text:style-name="P3"><text:span text:style-name="T6">Small </text:span></text:p>
          <text:p text:style-name="P3"><text:span text:style-name="T6">Medium </text:span></text:p>
          <text:p text:style-name="P3"><text:span text:style-name="T6">Larg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3.4cm" svg:height="4.727cm" svg:x="23.8cm" svg:y="3.4cm">
          <text:p text:style-name="P3"><text:span text:style-name="T4">Tegument</text:span></text:p>
          <text:p text:style-name="P3"><text:span text:style-name="T4">Gills</text:span></text:p>
          <text:p text:style-name="P3"><text:span text:style-name="T4">Plastron, spiracle</text:span></text:p>
          <text:p text:style-name="P3"><text:span text:style-name="T4"/></text:p>
          <text:p text:style-name="P3"><text:span text:style-name="T16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cm" svg:height="2.2cm" svg:x="11cm" svg:y="1.8cm">
          <draw:text-box>
            <text:p><text:span text:style-name="T1">Laura Twardochleb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tefan </dc:creator>
          <loext:sender-initials>S</loext:sender-initials>
          <dc:date>2020-01-06T18:45:14</dc:date>
          <text:p text:style-name="P5">*<text:span text:style-name="T21">Body Form information provided by Philippe</text:span></text:p>
          <text:p text:style-name="P5"><text:span text:style-name="T21">Usseglio Polatera:</text:span><text:span text:style-name="T22"> </text:span></text:p>
          <text:p><text:span text:style-name="T22"/></text:p>
          <text:p/>
          <text:p>**</text:p>
          <text:p>Bluff(blocky) has been newly classified by PUP</text:p>
        </officeooo:annotation>
      </draw:page>
      <draw:page draw:name="page3" draw:style-name="dp1" draw:master-page-name="Standard" presentation:presentation-page-layout-name="AL2T1">
        <draw:frame draw:style-name="gr27" draw:text-style-name="P13" draw:layer="layout" svg:width="3.702cm" svg:height="5.229cm" svg:x="11.221cm" svg:y="5.266cm">
          <draw:text-box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6.6cm" svg:height="1.673cm" svg:x="3.8cm" svg:y="1.727cm">
          <draw:text-box>
            <text:p><text:span text:style-name="T1">Freshwater</text:span></text:p>
            <text:p><text:span text:style-name="T1">ecology</text:span></text:p>
          </draw:text-box>
        </draw:frame>
        <draw:frame draw:style-name="gr2" draw:text-style-name="P1" draw:layer="layout" svg:width="2.6cm" svg:height="0.962cm" svg:x="7.2cm" svg:y="1.8cm">
          <draw:text-box>
            <text:p><text:span text:style-name="T1">Tachet</text:span></text:p>
          </draw:text-box>
        </draw:frame>
        <draw:frame draw:style-name="gr4" draw:text-style-name="P14" draw:layer="layout" svg:width="4.6cm" svg:height="2.384cm" svg:x="13.6cm" svg:y="1.816cm">
          <draw:text-box>
            <text:p><text:span text:style-name="T1">Vieira et al. </text:span></text:p>
            <text:p><text:span text:style-name="T1"><text:s text:c="5"/></text:span><text:span text:style-name="T1">2006</text:span></text:p>
            <text:p/>
          </draw:text-box>
        </draw:frame>
        <draw:custom-shape draw:style-name="gr5" draw:text-style-name="P3" draw:layer="layout" svg:width="5cm" svg:height="1.4cm" svg:x="4cm" svg:y="0.2cm">
          <text:p text:style-name="P3">Europ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cm" svg:height="1.4cm" svg:x="10.8cm" svg:y="0.2cm">
          <text:p text:style-name="P3">North America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8cm" svg:height="1.4cm" svg:x="16.8cm" svg:y="0.2cm">
          <text:p text:style-name="P3">AU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4cm" svg:height="1.4cm" svg:x="20.4cm" svg:y="0.2cm">
          <text:p text:style-name="P3">NZ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cm" svg:height="1.673cm" svg:x="16.8cm" svg:y="1.816cm">
          <draw:text-box>
            <text:p><text:span text:style-name="T1">Kefford et al.</text:span></text:p>
            <text:p><text:span text:style-name="T1"><text:s text:c="4"/></text:span><text:span text:style-name="T1">2019</text:span></text:p>
          </draw:text-box>
        </draw:frame>
        <draw:frame draw:style-name="gr4" draw:text-style-name="P1" draw:layer="layout" svg:width="3.4cm" svg:height="2.384cm" svg:x="20.2cm" svg:y="1.816cm">
          <draw:text-box>
            <text:p><text:span text:style-name="T1">Philipps &amp; Smith 2018</text:span></text:p>
          </draw:text-box>
        </draw:frame>
        <draw:frame draw:style-name="gr1" draw:text-style-name="P14" draw:layer="layout" svg:width="4.2cm" svg:height="1.673cm" svg:x="0.401cm" svg:y="5.2cm">
          <draw:text-box>
            <text:p/>
            <text:p/>
          </draw:text-box>
        </draw:frame>
        <draw:custom-shape draw:style-name="gr47" draw:text-style-name="P15" draw:layer="layout" svg:width="3.199cm" svg:height="12.2cm" svg:x="0.001cm" svg:y="3.4cm">
          <text:p text:style-name="P5"><text:span text:style-name="T3"/></text:p>
          <text:p text:style-name="P5"><text:span text:style-name="T3">Reproduction</text:span></text:p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.6cm" svg:height="4.727cm" svg:x="3.2cm" svg:y="3.4cm">
          <text:p text:style-name="P3"><text:span text:style-name="T1"/></text:p>
          <text:p text:style-name="P3"><text:span text:style-name="T16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3.2cm" svg:height="4.727cm" svg:x="7cm" svg:y="3.4cm"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6cm" svg:height="1.4cm" svg:x="23.8cm" svg:y="0.2cm">
          <text:p text:style-name="P3">Harmonized </text:p>
          <text:p text:style-name="P3">Trai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8cm" svg:height="4.727cm" svg:x="10.4cm" svg:y="3.4cm"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3.6cm" svg:height="4.727cm" svg:x="13.4cm" svg:y="3.4cm"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2.8cm" svg:height="4.727cm" svg:x="17.2cm" svg:y="3.4cm">
          <text:p text:style-name="P3"><text:span text:style-name="T13"/></text:p>
          <text:p text:style-name="P3"><text:span text:style-name="T13">Aquatic eggs </text:span></text:p>
          <text:p text:style-name="P3"><text:span text:style-name="T13">Terrestrial eggs</text:span></text:p>
          <text:p text:style-name="P3"><text:span text:style-name="T13"><text:s text:c="5"/></text:span><text:span text:style-name="T13">Eggs attached to plants </text:span></text:p>
          <text:p text:style-name="P3"><text:span text:style-name="T13"><text:s text:c="4"/></text:span><text:span text:style-name="T13">Eggs attached to substrate </text:span></text:p>
          <text:p text:style-name="P3"><text:span text:style-name="T13"><text:s text:c="2"/></text:span><text:span text:style-name="T13">Eggs inside plants/</text:span></text:p>
          <text:p text:style-name="P3"><text:span text:style-name="T13">objects in or near water </text:span></text:p>
          <text:p text:style-name="P3"><text:span text:style-name="T13"><text:s/></text:span><text:span text:style-name="T13">free eggs </text:span></text:p>
          <text:p text:style-name="P3"><text:span text:style-name="T13"><text:s text:c="3"/></text:span><text:span text:style-name="T13">Ovoviviparity </text:span></text:p>
          <text:p text:style-name="P3"><text:span text:style-name="T13"><text:s text:c="4"/></text:span><text:span text:style-name="T13">Ovoviviparity (brood pouch) </text:span></text:p>
          <text:p text:style-name="P3"><text:span text:style-name="T23">Eggs attached to algae,</text:span></text:p>
          <text:p text:style-name="P3"><text:span text:style-name="T23">Eggs attached to male adults,</text:span></text:p>
          <text:p text:style-name="P3"><text:span text:style-name="T23">Eggs below stones,</text:span></text:p>
          <text:p text:style-name="P3"><text:span text:style-name="T23">Eggs in shallow water***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cm" svg:height="4.727cm" svg:x="20.2cm" svg:y="3.4cm">
          <text:p text:style-name="P3"><text:span text:style-name="T4"/></text:p>
          <text:p text:style-name="P3"><text:span text:style-name="T13"/></text:p>
          <text:p text:style-name="P3"><text:span text:style-name="T16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4cm" svg:height="4.727cm" svg:x="23.8cm" svg:y="3.4cm">
          <text:p text:style-name="P3"><text:span text:style-name="T4"/></text:p>
          <text:p text:style-name="P3"><text:span text:style-name="T4"/></text:p>
          <text:p text:style-name="P3"><text:span text:style-name="T16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cm" svg:height="2.2cm" svg:x="11cm" svg:y="1.8cm">
          <draw:text-box>
            <text:p><text:span text:style-name="T1">Laura Twardochleb</text:span></text:p>
          </draw:text-box>
        </draw:frame>
        <draw:frame draw:style-name="gr4" draw:text-style-name="P14" draw:layer="layout" svg:width="8.2cm" svg:height="2.384cm" svg:x="17.4cm" svg:y="10.8cm">
          <draw:text-box>
            <text:p>*** Few traits not displayed since due their ambigious nature (rather comments)</text:p>
          </draw:text-box>
        </draw:frame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9-12-16T10:39:32.387606590</meta:creation-date>
    <dc:date>2020-05-19T15:34:39.443558553</dc:date>
    <dc:creator>Stefan </dc:creator>
    <meta:editing-duration>PT11H16M29S</meta:editing-duration>
    <meta:editing-cycles>26</meta:editing-cycles>
    <meta:generator>LibreOffice/6.0.7.3$Linux_X86_64 LibreOffice_project/00m0$Build-3</meta:generator>
    <meta:document-statistic meta:object-count="116"/>
  </office:meta>
</office:document-meta>
</file>